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p text:style-name="Standard">This is a simple test message for paragraph content test case</text:p>
      <text:p>      <text:span>            </text:span>
This is a new paragraph, different from the previous line<text:line-break/>but these two lines are
in the same<text:line-break/>
paragraph as the second line of this document.
    </text:p>
      <text:p>
       <text:span>
       </text:span>
    </text:p>
      <text:p><text:span>            </text:span>All white      <text:span>            </text:span>spa<text:span>ce</text:span>       should<text:span>            </text:span><text:span>            </text:span>be
   collapsed.
   </text:p>
      <text:p/>
      <text:p/>
      <text:p/>
      <text:p>
       There's space before and after this paragraph, but all paragraph leading and trailing spaces should be stripped.   
   </text:p>
      <text:p>           </text:p>
      <text:p>Ten <text:s text:c="9"/>    spaces with &lt;text:s text:c="9" /&gt; with one default space.
   </text:p>
      <text:p>Ten<text:s text:c="10"/>spaces with &lt;text:s text:c="10" /&gt;.
   </text:p>
      <text:p><text:s/>Three <text:s/><text:s/> spaces with &lt;text:s /&gt; and one each
           at the start and end<text:s/>
   </text:p>
      <text:p> <text:line-break/> </text:p>
      <text:p>One<text:tab text:tab-ref="3"/>tab with &lt;text:tab text:tab-ref="3" /&gt; to hint its size only. No worries for a layouting word processor.</text:p>
      <text:p>Three<text:tab/><text:tab/><text:tab/>tabs with &lt;text:tab/&gt;.
   </text:p>
      <text:p> <text:line-break/> </text:p>
      <text:p>Three line breaks<text:line-break/><text:line-break/><text:line-break/> with &lt;text:line-break/&gt; end here.
   </text:p>
      <text:p/>
      <text:p> To check the following features, you should try moving the last words to the edge of a laid out line by typing or deleting text from the line <text:line-break/> </text:p>
      <text:p>Soft Hyphen: The last word has a minus sign after "recrea" but the last but one word has a soft-hyphen at the same location: recrea­tion recrea-tion
   </text:p>
      <text:p>Non-breaking Hyphen: The last word has a minus sign after "re" but the last but one word has a non-breaking hyphen at the same location: re‑creation re-creation
   </text:p>
      <text:p>No break space: The last word set has a simple space but the last but one word set has a no-break space: "austin powers" "austin powers"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OpenDocument Test case
  </meta:generator>
    <meta:initial-creator>
    Majid Ali Khan
  </meta:initial-creator>
    <meta:creation-date>
    2005-12-13T11:59:58
  </meta:creation-date>
    <dc:creator>Majid Ali Khan</dc:creator>
    <dc:date>2005-12-13T11:59:58</dc:date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